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7.497cm" fo:min-width="16.137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5.084cm" fo:min-width="7.755cm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4.703cm" fo:min-width="2.802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3.306cm" fo:min-width="8.39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2.925cm" fo:min-width="2.167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1.528cm" fo:min-width="8.136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528cm" fo:min-width="2.167cm"/>
    </style:style>
    <style:style style:name="gr8" style:family="graphic" style:parent-style-name="standard">
      <style:graphic-properties draw:textarea-horizontal-align="justify" draw:textarea-vertical-align="middle" draw:auto-grow-height="false" fo:min-height="1.195cm" fo:min-width="0.5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7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bce4e5"/>
      <style:paragraph-properties fo:text-align="center"/>
      <style:text-properties fo:font-weight="bold"/>
    </style:style>
    <style:style style:name="P4" style:family="paragraph">
      <loext:graphic-properties draw:fill-color="#fff200"/>
      <style:paragraph-properties fo:text-align="center"/>
      <style:text-properties fo:font-weight="bold"/>
    </style:style>
    <style:style style:name="P5" style:family="paragraph">
      <loext:graphic-properties draw:fill-color="#faa61a"/>
      <style:paragraph-properties fo:text-align="center"/>
      <style:text-properties fo:font-weight="bold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7.747cm" svg:x="3.159cm" svg:y="11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5.334cm" svg:x="4.429cm" svg:y="3.413cm">
          <text:p text:style-name="P2"><text:span text:style-name="T1">X (input)</text:span></text:p>
          <text:p text:style-name="P2"><text:span text:style-name="T1">100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4.953cm" svg:x="14.716cm" svg:y="3.667cm">
          <text:p text:style-name="P2"><text:span text:style-name="T1">Y (output)</text:span></text:p>
          <text:p text:style-name="P2"><text:span text:style-name="T1">100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89cm" svg:height="3.556cm" svg:x="4.302cm" svg:y="11.922cm">
          <text:p text:style-name="P2"><text:span text:style-name="T1">x_train</text:span></text:p>
          <text:p text:style-name="P2"><text:span text:style-name="T1">80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67cm" svg:height="3.175cm" svg:x="15.478cm" svg:y="12.049cm">
          <text:p text:style-name="P2"><text:span text:style-name="T1">y_train</text:span></text:p>
          <text:p text:style-name="P2"><text:span text:style-name="T1">80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636cm" svg:height="1.778cm" svg:x="4.683cm" svg:y="16.875cm">
          <text:p text:style-name="P2"><text:span text:style-name="T1">x_test</text:span></text:p>
          <text:p text:style-name="P2"><text:span text:style-name="T1">200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67cm" svg:height="1.778cm" svg:x="15.478cm" svg:y="16.875cm">
          <text:p text:style-name="P2"><text:span text:style-name="T1">y_test</text:span></text:p>
          <text:p text:style-name="P2"><text:span text:style-name="T1">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032cm" svg:height="1.651cm" svg:x="7.096cm" svg:y="9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2.032cm" svg:height="1.651cm" svg:x="15.478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3.927cm" svg:height="0.962cm" svg:x="9.636cm" svg:y="9.509cm">
          <draw:text-box>
            <text:p><text:span text:style-name="T1">80 / 20 spl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08:27:55.669253609</meta:creation-date>
    <dc:date>2020-11-03T15:52:02.509190335</dc:date>
    <meta:editing-duration>PT22M50S</meta:editing-duration>
    <meta:editing-cycles>9</meta:editing-cycles>
    <meta:generator>LibreOffice/6.0.7.3$Linux_X86_64 LibreOffice_project/00m0$Build-3</meta:generator>
    <meta:document-statistic meta:object-count="10"/>
  </office:meta>
</office:document-meta>
</file>